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1">
            <text:p>Auction</text:p>
          </table:table-cell>
          <table:table-cell table:style-name="ce13" office:value-type="string" calcext:value-type="string">
            <text:p>auction-eventsourcing</text:p>
          </table:table-cell>
          <table:table-cell table:style-name="ce13" office:value-type="string" calcext:value-type="string">
            <text:p>Eventsourc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ventsourc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afka</text:p>
          </table:table-cell>
          <table:table-cell table:style-name="ce7" office:value-type="string" calcext:value-type="string" table:number-columns-spanned="1" table:number-rows-spanned="2">
            <text:p>kafka</text:p>
          </table: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2" calcext:value-type="float">
            <text:p>9092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3" calcext:value-type="float">
            <text:p>9093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Kafka UI</text:p>
          </table:table-cell>
          <table:table-cell table:style-name="ce13" office:value-type="string" calcext:value-type="string">
            <text:p>kafka_ui</text:p>
          </table:table-cell>
          <table:table-cell table:style-name="ce13" office:value-type="string" calcext:value-type="string">
            <text:p>Kafka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 office:value-type="string" calcext:value-type="string">
            <text:p>Kafk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.00.0000</text:date>, <text:time style:data-style-name="N2" text:time-value="16:40:23.985073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49:23.338761051</meta:creation-date>
    <dc:date>2025-01-27T16:43:46.319336461</dc:date>
    <meta:editing-duration>PT5H24M</meta:editing-duration>
    <meta:editing-cycles>19</meta:editing-cycles>
    <meta:generator>LibreOffice/24.8.4.2$Linux_X86_64 LibreOffice_project/480$Build-2</meta:generator>
    <meta:document-statistic meta:table-count="1" meta:cell-count="306" meta:object-count="0"/>
  </office:meta>
</office:document-meta>
</file>